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ORENO HERRERA BETZABETH CARME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5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ORENO HERRERA, BETZABETH CARME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FR. NEGR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GALLINAS BB NEGRA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6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5T17:15:0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